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5A000000EC787ED792711CDC2B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381c7" officeooo:paragraph-rsid="001736ad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8" style:family="paragraph" style:parent-style-name="Text_20_body">
      <style:text-properties style:font-name="Arial" fo:font-size="10.5pt" fo:font-style="normal" officeooo:rsid="001736ad" officeooo:paragraph-rsid="001736ad" style:font-size-asian="10.5pt" style:font-style-asian="normal" style:font-size-complex="10.5pt" style:font-style-complex="normal"/>
    </style:style>
    <style:style style:name="P9" style:family="paragraph" style:parent-style-name="Standard" style:list-style-name="L2">
      <style:text-properties style:font-name="Arial" fo:font-size="10pt" officeooo:rsid="001381c7" officeooo:paragraph-rsid="00173714" style:font-size-asian="10pt" style:font-size-complex="10pt"/>
    </style:style>
    <style:style style:name="P10" style:family="paragraph" style:parent-style-name="Standard" style:list-style-name="L1" style:master-page-name="Standard">
      <style:paragraph-properties fo:text-align="justify" style:justify-single-word="false" style:page-number="auto"/>
      <style:text-properties style:use-window-font-color="true" style:font-name="Arial" fo:font-size="10.5pt" fo:language="es" fo:country="ES" fo:font-style="normal" style:text-underline-style="none" fo:font-weight="normal" style:font-name-asian="Times New Roman" style:font-size-asian="10.5pt" style:language-asian="zxx" style:country-asian="none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P11" style:family="paragraph" style:parent-style-name="Text_20_body" style:list-style-name="L2">
      <style:text-properties style:font-name="Arial" fo:font-size="10pt" fo:font-style="normal" officeooo:rsid="00134c55" officeooo:paragraph-rsid="001736ad" style:font-size-asian="10pt" style:font-style-asian="normal" style:font-size-complex="10pt" style:font-style-complex="normal"/>
    </style:style>
    <style:style style:name="P12" style:family="paragraph" style:parent-style-name="Text_20_body" style:list-style-name="L3">
      <style:text-properties style:font-name="Arial" fo:font-size="10pt" fo:font-style="normal" officeooo:rsid="00134c55" officeooo:paragraph-rsid="001736ad" style:font-size-asian="10pt" style:font-style-asian="normal" style:font-size-complex="10pt" style:font-style-complex="normal"/>
    </style:style>
    <style:style style:name="P13" style:family="paragraph" style:parent-style-name="Text_20_body" style:list-style-name="L4">
      <style:text-properties style:font-name="Arial" fo:font-size="10pt" fo:font-style="normal" officeooo:rsid="00134c55" officeooo:paragraph-rsid="001736ad" style:font-size-asian="10pt" style:font-style-asian="normal" style:font-size-complex="10pt" style:font-style-complex="normal"/>
    </style:style>
    <style:style style:name="P14" style:family="paragraph" style:parent-style-name="Text_20_body" style:list-style-name="L5">
      <style:text-properties style:font-name="Arial" fo:font-size="10pt" fo:font-style="normal" officeooo:rsid="00134c55" officeooo:paragraph-rsid="001736ad" style:font-size-asian="10pt" style:font-style-asian="normal" style:font-size-complex="10pt" style:font-style-complex="normal"/>
    </style:style>
    <style:style style:name="P15" style:family="paragraph" style:parent-style-name="Text_20_body" style:list-style-name="L3">
      <style:text-properties style:font-name="Arial" fo:font-size="10pt" fo:font-style="normal" fo:font-weight="bold" officeooo:rsid="00134c55" officeooo:paragraph-rsid="001736a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 style:list-style-name="L4">
      <style:text-properties style:font-name="Arial" fo:font-size="10pt" fo:font-style="normal" fo:font-weight="bold" officeooo:rsid="00134c55" officeooo:paragraph-rsid="001736ad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ext_20_body" style:list-style-name="L6">
      <style:text-properties style:font-name="Arial" fo:font-size="10pt" officeooo:rsid="001381c7" officeooo:paragraph-rsid="00173714" style:font-size-asian="10pt" style:font-size-complex="10pt"/>
    </style:style>
    <style:style style:name="P18" style:family="paragraph" style:parent-style-name="Text_20_body" style:list-style-name="L2">
      <style:text-properties style:font-name="Arial" fo:font-size="10pt" officeooo:rsid="001381c7" officeooo:paragraph-rsid="00175e7a" style:font-size-asian="10pt" style:font-size-complex="10pt"/>
    </style:style>
    <style:style style:name="P19" style:family="paragraph" style:parent-style-name="Text_20_body" style:list-style-name="L2">
      <style:text-properties style:font-name="Arial" fo:font-size="10pt" officeooo:rsid="001381c7" officeooo:paragraph-rsid="001736ad" style:font-size-asian="10pt" style:font-size-complex="10pt"/>
    </style:style>
    <style:style style:name="P20" style:family="paragraph" style:parent-style-name="Text_20_body" style:list-style-name="L2">
      <style:text-properties style:font-name="Arial" fo:font-size="10pt" officeooo:rsid="001381c7" officeooo:paragraph-rsid="001bb5f2" style:font-size-asian="10pt" style:font-size-complex="10pt"/>
    </style:style>
    <style:style style:name="P21" style:family="paragraph" style:parent-style-name="Text_20_body" style:list-style-name="L8">
      <style:text-properties style:font-name="Arial" fo:font-size="10pt" officeooo:rsid="001381c7" officeooo:paragraph-rsid="001bb5f2" style:font-size-asian="10pt" style:font-size-complex="10pt"/>
    </style:style>
    <style:style style:name="P22" style:family="paragraph" style:parent-style-name="Text_20_body" style:list-style-name="L9">
      <style:text-properties style:font-name="Arial" fo:font-size="10pt" officeooo:rsid="001381c7" officeooo:paragraph-rsid="001736ad" style:font-size-asian="10pt" style:font-size-complex="10pt"/>
    </style:style>
    <style:style style:name="P23" style:family="paragraph" style:parent-style-name="Text_20_body" style:list-style-name="L2">
      <style:text-properties style:font-name="Arial" fo:font-size="10pt" officeooo:rsid="00134c55" officeooo:paragraph-rsid="001736ad" style:font-size-asian="10pt" style:font-size-complex="10pt"/>
    </style:style>
    <style:style style:name="P24" style:family="paragraph" style:parent-style-name="Text_20_body" style:list-style-name="L9">
      <style:text-properties style:font-name="Arial" fo:font-size="10pt" officeooo:rsid="00195ae3" officeooo:paragraph-rsid="00195ae3" style:font-size-asian="10pt" style:font-size-complex="10pt"/>
    </style:style>
    <style:style style:name="P25" style:family="paragraph" style:parent-style-name="Text_20_body" style:list-style-name="L2">
      <style:text-properties style:font-name="Arial" fo:font-size="10pt" officeooo:rsid="001bb5f2" officeooo:paragraph-rsid="001bb5f2" style:font-size-asian="10pt" style:font-size-complex="10pt"/>
    </style:style>
    <style:style style:name="P26" style:family="paragraph" style:parent-style-name="Text_20_body" style:list-style-name="L6">
      <style:text-properties style:font-name="Arial" fo:font-size="10pt" fo:font-weight="bold" officeooo:rsid="001381c7" officeooo:paragraph-rsid="00173714" style:font-size-asian="10pt" style:font-weight-asian="bold" style:font-size-complex="10pt" style:font-weight-complex="bold"/>
    </style:style>
    <style:style style:name="P27" style:family="paragraph" style:parent-style-name="Text_20_body" style:list-style-name="L9">
      <style:text-properties style:font-name="Arial" fo:font-size="10pt" fo:font-weight="bold" officeooo:rsid="001381c7" officeooo:paragraph-rsid="001736ad" style:font-size-asian="10pt" style:font-weight-asian="bold" style:font-size-complex="10pt" style:font-weight-complex="bold"/>
    </style:style>
    <style:style style:name="P28" style:family="paragraph" style:parent-style-name="Text_20_body" style:list-style-name="L7">
      <style:text-properties style:font-name="Arial" fo:font-size="10pt" fo:font-weight="bold" officeooo:rsid="00175e7a" officeooo:paragraph-rsid="00175e7a" style:font-size-asian="10pt" style:font-weight-asian="bold" style:font-size-complex="10pt" style:font-weight-complex="bold"/>
    </style:style>
    <style:style style:name="P29" style:family="paragraph" style:parent-style-name="Text_20_body" style:list-style-name="L10">
      <style:text-properties style:font-name="Arial" fo:font-size="10pt" fo:font-weight="normal" officeooo:rsid="001381c7" officeooo:paragraph-rsid="001bb5f2" style:font-size-asian="10pt" style:font-weight-asian="normal" style:font-size-complex="10pt" style:font-weight-complex="normal"/>
    </style:style>
    <style:style style:name="P30" style:family="paragraph" style:parent-style-name="Text_20_body" style:list-style-name="L7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75e7a" officeooo:paragraph-rsid="00173714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normal" officeooo:rsid="001381c7" officeooo:paragraph-rsid="001736ad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2" style:family="paragraph" style:parent-style-name="Text_20_body" style:list-style-name="L11">
      <style:text-properties style:use-window-font-color="true" style:font-name="Arial" fo:font-size="10pt" fo:language="es" fo:country="ES" fo:font-style="normal" style:text-underline-style="none" fo:font-weight="normal" officeooo:rsid="001381c7" officeooo:paragraph-rsid="001736ad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33" style:family="paragraph" style:parent-style-name="Text_20_body" style:list-style-name="L8">
      <style:text-properties style:use-window-font-color="true" style:font-name="Arial" fo:font-size="10pt" fo:language="es" fo:country="ES" fo:font-style="normal" style:text-underline-style="none" fo:font-weight="bold" officeooo:rsid="0017b7e8" officeooo:paragraph-rsid="001bb5f2" style:font-name-asian="Times New Roman" style:font-size-asian="10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4" style:family="paragraph" style:parent-style-name="Text_20_body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bold" officeooo:rsid="001f9473" officeooo:paragraph-rsid="001f9473" style:font-name-asian="Times New Roman" style:font-size-asian="10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35" style:family="paragraph" style:parent-style-name="Text_20_body" style:list-style-name="L10">
      <style:paragraph-properties fo:text-align="justify" style:justify-single-word="false"/>
      <style:text-properties style:use-window-font-color="true" style:font-name="Arial" fo:font-size="10pt" fo:language="es" fo:country="ES" fo:font-style="normal" style:text-underline-style="none" fo:font-weight="bold" officeooo:rsid="001381c7" officeooo:paragraph-rsid="001bb5f2" style:font-name-asian="Times New Roman" style:font-size-asian="10pt" style:language-asian="zxx" style:country-asian="none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1" style:family="text">
      <style:text-properties officeooo:rsid="00134c55"/>
    </style:style>
    <style:style style:name="T2" style:family="text">
      <style:text-properties style:use-window-font-color="true" fo:language="es" fo:country="ES" fo:font-style="normal" style:text-underline-style="none" fo:font-weight="normal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" style:family="text">
      <style:text-properties style:use-window-font-color="true" fo:language="es" fo:country="ES" fo:font-style="normal" style:text-underline-style="none" fo:font-weight="normal" officeooo:rsid="00134c55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" style:family="text">
      <style:text-properties style:use-window-font-color="true" fo:language="es" fo:country="ES" fo:font-style="normal" style:text-underline-style="none" fo:font-weight="normal" officeooo:rsid="00175e7a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5" style:family="text">
      <style:text-properties style:use-window-font-color="true" fo:language="es" fo:country="ES" fo:font-style="normal" style:text-underline-style="none" fo:font-weight="normal" officeooo:rsid="0017b7e8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" style:family="text">
      <style:text-properties style:use-window-font-color="true" fo:language="es" fo:country="ES" fo:font-style="normal" style:text-underline-style="none" fo:font-weight="normal" officeooo:rsid="001bb5f2" style:font-name-asian="Times New Roman" style:language-asian="zxx" style:country-asian="none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7" style:family="text">
      <style:text-properties officeooo:rsid="00175e7a"/>
    </style:style>
    <style:style style:name="T8" style:family="text">
      <style:text-properties officeooo:rsid="00195ae3"/>
    </style:style>
    <style:style style:name="T9" style:family="text">
      <style:text-properties officeooo:rsid="001bb5f2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95423400" text:style-name="L1">
        <text:list-header>
          <text:p text:style-name="P10"/>
        </text:list-header>
      </text:list>
      <text:p text:style-name="P8">Selecciona la opción correcta:</text:p>
      <text:list xml:id="list4013037414" text:style-name="L2">
        <text:list-item>
          <text:p text:style-name="P11">De las siguientes afirmaciones cual es cierta:</text:p>
        </text:list-item>
      </text:list>
      <text:list xml:id="list1563128695" text:style-name="L3">
        <text:list-item>
          <text:list>
            <text:list-item>
              <text:p text:style-name="P12">Una secuencia esta ligada a una única tabla.</text:p>
            </text:list-item>
            <text:list-item>
              <text:p text:style-name="P12">El valor de inicio de la secuencia debe estar dentro del dominio definido a través del valor mínimo y máximo.</text:p>
            </text:list-item>
            <text:list-item>
              <text:p text:style-name="P15">Ninguna de las anteriores es cierta.</text:p>
            </text:list-item>
          </text:list>
        </text:list-item>
      </text:list>
      <text:list xml:id="list90946421664516" text:continue-list="list4013037414" text:style-name="L2">
        <text:list-item>
          <text:p text:style-name="P11">Si se utiliza la opción CYCLE a la hora de crear una secuencia, se debe utilizar dicha secuencia para generar identificadores de una tabla:</text:p>
        </text:list-item>
      </text:list>
      <text:list xml:id="list906745802" text:style-name="L4">
        <text:list-item>
          <text:list>
            <text:list-item>
              <text:p text:style-name="P13">Si.</text:p>
            </text:list-item>
            <text:list-item>
              <text:p text:style-name="P13">No.</text:p>
            </text:list-item>
            <text:list-item>
              <text:p text:style-name="P16">No se dispone de información suficiente.</text:p>
            </text:list-item>
          </text:list>
        </text:list-item>
      </text:list>
      <text:list xml:id="list90946045430445" text:continue-list="list90946421664516" text:style-name="L2">
        <text:list-item>
          <text:p text:style-name="P11">Si se quiere crear una secuencia de numero impares que comience en el 11 cual de las siguientes opciones es la correcta para crear la secuencia:</text:p>
        </text:list-item>
      </text:list>
      <text:list xml:id="list2852944204" text:style-name="L5">
        <text:list-item>
          <text:list>
            <text:list-item>
              <text:p text:style-name="P14">Create sequence secuencia_impar start with 11 cycle;</text:p>
            </text:list-item>
            <text:list-item>
              <text:p text:style-name="P14">Create sequence secuencia_impar start with 11;</text:p>
            </text:list-item>
            <text:list-item>
              <text:p text:style-name="P14"><text:span text:style-name="T10">Create sequence increment by 2 minvalue 11; </text:span><text:s/></text:p>
            </text:list-item>
          </text:list>
        </text:list-item>
      </text:list>
      <text:list xml:id="list90945814794500" text:continue-list="list90946045430445" text:style-name="L2">
        <text:list-item>
          <text:p text:style-name="P9"><text:s/><text:span text:style-name="T1">Un sinónimo público </text:span></text:p>
        </text:list-item>
      </text:list>
      <text:list xml:id="list2371930136" text:style-name="L6">
        <text:list-item>
          <text:list>
            <text:list-item>
              <text:p text:style-name="P26"><text:s/><text:span text:style-name="T1">puede ser visto por todos los usuarios</text:span></text:p>
            </text:list-item>
            <text:list-item>
              <text:p text:style-name="P17"><text:span text:style-name="T2"><text:s/></text:span><text:span text:style-name="T3">puede ser visto sólo por el usuario que lo creó. </text:span></text:p>
            </text:list-item>
          </text:list>
        </text:list-item>
      </text:list>
      <text:list xml:id="list90944946637368" text:continue-list="list90945814794500" text:style-name="L2">
        <text:list-item>
          <text:p text:style-name="P18"><text:span text:style-name="T1">Un sinónimo s</text:span>irve para poder hacer referencia a aquel objeto sin tener que anteponer su esquema</text:p>
        </text:list-item>
      </text:list>
      <text:list xml:id="list1584612141" text:style-name="L7">
        <text:list-item>
          <text:list>
            <text:list-item>
              <text:p text:style-name="P28">Verdadero</text:p>
            </text:list-item>
            <text:list-item>
              <text:p text:style-name="P30">Falso</text:p>
            </text:list-item>
          </text:list>
        </text:list-item>
      </text:list>
      <text:list xml:id="list90946066932096" text:continue-list="list90944946637368" text:style-name="L2">
        <text:list-item>
          <text:p text:style-name="P18"><text:s/><text:span text:style-name="T7">C</text:span><text:span text:style-name="T3">ualquiera puede ver el sinónimo públic</text:span><text:span text:style-name="T4">o</text:span></text:p>
        </text:list-item>
      </text:list>
      <text:list xml:id="list4167685711" text:style-name="L8">
        <text:list-item>
          <text:list>
            <text:list-item>
              <text:p text:style-name="P21"><text:span text:style-name="T5">N</text:span><text:span text:style-name="T3">o se puede tener acceso a su objeto a menos que se tenga el privilegio para poder ver, insertar, seleccionar, borrar o actualizar dicho objet</text:span><text:span text:style-name="T6">o</text:span></text:p>
            </text:list-item>
            <text:list-item>
              <text:p text:style-name="P33">Tiene automáticamente acceso a su objeto, aunque no tenga el privilegio para poder ver, insertar, seleccionar, borrar o actualizar dicho objeto</text:p>
            </text:list-item>
          </text:list>
        </text:list-item>
      </text:list>
      <text:list xml:id="list90944669672898" text:continue-list="list90946066932096" text:style-name="L2">
        <text:list-item>
          <text:p text:style-name="P23">Cual de las siguientes afirmaciones es falsa:</text:p>
        </text:list-item>
      </text:list>
      <text:list xml:id="list3190049938" text:style-name="L9">
        <text:list-item>
          <text:list>
            <text:list-item>
              <text:p text:style-name="P27"><text:span text:style-name="T8">La presencia o ausencia de un índice es transparente para la aplicación, ya que es el SGBD el que los utiliza</text:span>.</text:p>
            </text:list-item>
            <text:list-item>
              <text:p text:style-name="P24">Oracle utiliza y actualiza automáticamente los indices</text:p>
            </text:list-item>
            <text:list-item>
              <text:p text:style-name="P22">Oracle <text:span text:style-name="T8">no </text:span>crea indices sobre las claves primarias de las tablas</text:p>
            </text:list-item>
          </text:list>
        </text:list-item>
      </text:list>
      <text:list xml:id="list90945080325237" text:continue-list="list90944669672898" text:style-name="L2">
        <text:list-item>
          <text:p text:style-name="P19">En que tipo de bases de datos puede ser interesante el uso de indices</text:p>
        </text:list-item>
      </text:list>
      <text:list xml:id="list3692348087" text:style-name="L10">
        <text:list-item>
          <text:list>
            <text:list-item>
              <text:p text:style-name="P29">Bases de datos en las que las operaciones mas frecuentes son actualizaciones</text:p>
            </text:list-item>
            <text:list-item>
              <text:p text:style-name="P35">Bases de datos en las que las operaciones mas frecuentes son las selecciones</text:p>
            </text:list-item>
          </text:list>
        </text:list-item>
      </text:list>
      <text:list xml:id="list90946149262530" text:continue-list="list90945080325237" text:style-name="L2">
        <text:list-item>
          <text:p text:style-name="P20"><text:s/><text:span text:style-name="T9">Para que columnas se crearán indices automáticamente al ejecutarse la siguiente sentencia DDL</text:span></text:p>
          <text:p text:style-name="P25">CREATE TABLE <text:s/></text:p>
        </text:list-item>
      </text:list>
      <text:list xml:id="list633973854" text:style-name="L11">
        <text:list-item>
          <text:list>
            <text:list-item>
              <text:p text:style-name="P32"><text:soft-page-break/></text:p>
            </text:list-item>
          </text:list>
        </text:list-item>
      </text:list>
      <text:p text:style-name="P7"/>
      <text:p text:style-name="P7">CREATE INDEX idx ON emp (UPPER(ename));</text:p>
      <text:p text:style-name="P7">SELECT * FROM emp WHERE UPPER(ename) LIKE 'JOH%';</text:p>
      <text:p text:style-name="P34">columna en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4" style:family="paragraph" style:parent-style-name="Header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MP5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1"><draw:image xlink:href="Pictures/100000000000025A000000EC787ED792711CDC2B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/>
              <text:p text:style-name="MP3">DATU-BASEAK</text:p>
              <text:p text:style-name="MP3">BASE DE DATOS</text:p>
              <text:p text:style-name="MP2"/>
            </table:table-cell>
          </table:table-row>
        </table:table>
        <text:p text:style-name="MP4"/>
        <text:p text:style-name="MP5">ABIZENAK/APELLIDOS: <text:s text:c="57"/>DATA/FECHA: </text:p>
        <text:p text:style-name="MP6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3-03-18T11:01:07.14</meta:creation-date>
    <meta:editing-cycles>20</meta:editing-cycles>
    <meta:editing-duration>PT1H11M1S</meta:editing-duration>
    <meta:initial-creator>Blanca I-I</meta:initial-creator>
    <dc:date>2019-02-12T09:09:44.262000000</dc:date>
    <meta:document-statistic meta:table-count="1" meta:image-count="1" meta:object-count="0" meta:page-count="2" meta:paragraph-count="39" meta:word-count="367" meta:character-count="2257" meta:non-whitespace-character-count="1818"/>
    <meta:user-defined meta:name="Info 1"/>
    <meta:user-defined meta:name="Info 2"/>
    <meta:user-defined meta:name="Info 3"/>
    <meta:user-defined meta:name="Info 4"/>
  </office:meta>
</office:document-meta>
</file>